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none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3" table:default-cell-style-name="Pivot_20_Table_20_Value"/>
        <table:table-row table:style-name="ro1">
          <table:table-cell table:style-name="Default" table:number-columns-repeated="34"/>
        </table:table-row>
        <table:table-row table:style-name="ro1">
          <table:table-cell table:style-name="ce1"/>
          <table:table-cell table:style-name="ce4" office:value-type="string" calcext:value-type="string">
            <text:p>Barking and Dagenham</text:p>
          </table:table-cell>
          <table:table-cell table:style-name="ce6" office:value-type="string" calcext:value-type="string">
            <text:p>Barnet</text:p>
          </table:table-cell>
          <table:table-cell table:style-name="ce6" office:value-type="string" calcext:value-type="string">
            <text:p>Bexley</text:p>
          </table:table-cell>
          <table:table-cell table:style-name="ce6" office:value-type="string" calcext:value-type="string">
            <text:p>Brent</text:p>
          </table:table-cell>
          <table:table-cell table:style-name="ce6" office:value-type="string" calcext:value-type="string">
            <text:p>Bromley</text:p>
          </table:table-cell>
          <table:table-cell table:style-name="ce6" office:value-type="string" calcext:value-type="string">
            <text:p>Camden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City of Westminster</text:p>
          </table:table-cell>
          <table:table-cell table:style-name="ce6" office:value-type="string" calcext:value-type="string">
            <text:p>Croydon</text:p>
          </table:table-cell>
          <table:table-cell table:style-name="ce6" office:value-type="string" calcext:value-type="string">
            <text:p>Ealing</text:p>
          </table:table-cell>
          <table:table-cell table:style-name="ce6" office:value-type="string" calcext:value-type="string">
            <text:p>Enfield</text:p>
          </table:table-cell>
          <table:table-cell table:style-name="ce6" office:value-type="string" calcext:value-type="string">
            <text:p>Greenwich</text:p>
          </table:table-cell>
          <table:table-cell table:style-name="ce6" office:value-type="string" calcext:value-type="string">
            <text:p>Hackney</text:p>
          </table:table-cell>
          <table:table-cell table:style-name="ce6" office:value-type="string" calcext:value-type="string">
            <text:p>Hammersmith and Fulham</text:p>
          </table:table-cell>
          <table:table-cell table:style-name="ce6" office:value-type="string" calcext:value-type="string">
            <text:p>Haringey</text:p>
          </table:table-cell>
          <table:table-cell table:style-name="ce6" office:value-type="string" calcext:value-type="string">
            <text:p>Harrow</text:p>
          </table:table-cell>
          <table:table-cell table:style-name="ce6" office:value-type="string" calcext:value-type="string">
            <text:p>Havering</text:p>
          </table:table-cell>
          <table:table-cell table:style-name="ce6" office:value-type="string" calcext:value-type="string">
            <text:p>Hillingdon</text:p>
          </table:table-cell>
          <table:table-cell table:style-name="ce6" office:value-type="string" calcext:value-type="string">
            <text:p>Hounslow</text:p>
          </table:table-cell>
          <table:table-cell table:style-name="ce6" office:value-type="string" calcext:value-type="string">
            <text:p>Islington</text:p>
          </table:table-cell>
          <table:table-cell table:style-name="ce6" office:value-type="string" calcext:value-type="string">
            <text:p>Kensington and Chelsea</text:p>
          </table:table-cell>
          <table:table-cell table:style-name="ce6" office:value-type="string" calcext:value-type="string">
            <text:p>Kingston</text:p>
          </table:table-cell>
          <table:table-cell table:style-name="ce6" office:value-type="string" calcext:value-type="string">
            <text:p>Lambeth</text:p>
          </table:table-cell>
          <table:table-cell table:style-name="ce6" office:value-type="string" calcext:value-type="string">
            <text:p>Lewisham</text:p>
          </table:table-cell>
          <table:table-cell table:style-name="ce6" office:value-type="string" calcext:value-type="string">
            <text:p>Merton</text:p>
          </table:table-cell>
          <table:table-cell table:style-name="ce6" office:value-type="string" calcext:value-type="string">
            <text:p>Newham</text:p>
          </table:table-cell>
          <table:table-cell table:style-name="ce6" office:value-type="string" calcext:value-type="string">
            <text:p>Redbridge</text:p>
          </table:table-cell>
          <table:table-cell table:style-name="ce6" office:value-type="string" calcext:value-type="string">
            <text:p>Richmond</text:p>
          </table:table-cell>
          <table:table-cell table:style-name="ce6" office:value-type="string" calcext:value-type="string">
            <text:p>Southwark</text:p>
          </table:table-cell>
          <table:table-cell table:style-name="ce6" office:value-type="string" calcext:value-type="string">
            <text:p>Sutton</text:p>
          </table:table-cell>
          <table:table-cell table:style-name="ce6" office:value-type="string" calcext:value-type="string">
            <text:p>Tower Hamlets</text:p>
          </table:table-cell>
          <table:table-cell table:style-name="ce6" office:value-type="string" calcext:value-type="string">
            <text:p>Waltham Forest</text:p>
          </table:table-cell>
          <table:table-cell table:style-name="ce6"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Car - Diesel</text:p>
          </table:table-cell>
          <table:table-cell office:value-type="float" office:value="7.29759287248842" calcext:value-type="float">
            <text:p>7.29759287248842</text:p>
          </table:table-cell>
          <table:table-cell office:value-type="float" office:value="22.2538683859149" calcext:value-type="float">
            <text:p>22.2538683859149</text:p>
          </table:table-cell>
          <table:table-cell office:value-type="float" office:value="11.1654804503836" calcext:value-type="float">
            <text:p>11.1654804503836</text:p>
          </table:table-cell>
          <table:table-cell office:value-type="float" office:value="12.5088069135106" calcext:value-type="float">
            <text:p>12.5088069135106</text:p>
          </table:table-cell>
          <table:table-cell office:value-type="float" office:value="16.5148732406794" calcext:value-type="float">
            <text:p>16.5148732406794</text:p>
          </table:table-cell>
          <table:table-cell office:value-type="float" office:value="7.01011098426733" calcext:value-type="float">
            <text:p>7.01011098426733</text:p>
          </table:table-cell>
          <table:table-cell office:value-type="float" office:value="1.09733905394174" calcext:value-type="float">
            <text:p>1.09733905394174</text:p>
          </table:table-cell>
          <table:table-cell office:value-type="float" office:value="8.49439178178312" calcext:value-type="float">
            <text:p>8.49439178178312</text:p>
          </table:table-cell>
          <table:table-cell office:value-type="float" office:value="14.3591480427273" calcext:value-type="float">
            <text:p>14.3591480427273</text:p>
          </table:table-cell>
          <table:table-cell office:value-type="float" office:value="16.1022234253137" calcext:value-type="float">
            <text:p>16.1022234253137</text:p>
          </table:table-cell>
          <table:table-cell office:value-type="float" office:value="19.6047126988908" calcext:value-type="float">
            <text:p>19.6047126988908</text:p>
          </table:table-cell>
          <table:table-cell office:value-type="float" office:value="12.4886745562735" calcext:value-type="float">
            <text:p>12.4886745562735</text:p>
          </table:table-cell>
          <table:table-cell office:value-type="float" office:value="6.14542030947381" calcext:value-type="float">
            <text:p>6.14542030947381</text:p>
          </table:table-cell>
          <table:table-cell office:value-type="float" office:value="6.06704379123729" calcext:value-type="float">
            <text:p>6.06704379123729</text:p>
          </table:table-cell>
          <table:table-cell office:value-type="float" office:value="8.33569756716189" calcext:value-type="float">
            <text:p>8.33569756716189</text:p>
          </table:table-cell>
          <table:table-cell office:value-type="float" office:value="9.48503539113476" calcext:value-type="float">
            <text:p>9.48503539113476</text:p>
          </table:table-cell>
          <table:table-cell office:value-type="float" office:value="16.2391208530463" calcext:value-type="float">
            <text:p>16.2391208530463</text:p>
          </table:table-cell>
          <table:table-cell office:value-type="float" office:value="23.3567860156636" calcext:value-type="float">
            <text:p>23.3567860156636</text:p>
          </table:table-cell>
          <table:table-cell office:value-type="float" office:value="16.3361356850137" calcext:value-type="float">
            <text:p>16.3361356850137</text:p>
          </table:table-cell>
          <table:table-cell office:value-type="float" office:value="4.63199193065533" calcext:value-type="float">
            <text:p>4.63199193065533</text:p>
          </table:table-cell>
          <table:table-cell office:value-type="float" office:value="4.9330063273344" calcext:value-type="float">
            <text:p>4.9330063273344</text:p>
          </table:table-cell>
          <table:table-cell office:value-type="float" office:value="9.31254745946654" calcext:value-type="float">
            <text:p>9.31254745946654</text:p>
          </table:table-cell>
          <table:table-cell office:value-type="float" office:value="7.68984333027551" calcext:value-type="float">
            <text:p>7.68984333027551</text:p>
          </table:table-cell>
          <table:table-cell office:value-type="float" office:value="8.63764487080008" calcext:value-type="float">
            <text:p>8.63764487080008</text:p>
          </table:table-cell>
          <table:table-cell office:value-type="float" office:value="7.64657800127021" calcext:value-type="float">
            <text:p>7.64657800127021</text:p>
          </table:table-cell>
          <table:table-cell office:value-type="float" office:value="10.2040992831631" calcext:value-type="float">
            <text:p>10.2040992831631</text:p>
          </table:table-cell>
          <table:table-cell office:value-type="float" office:value="14.4205892829806" calcext:value-type="float">
            <text:p>14.4205892829806</text:p>
          </table:table-cell>
          <table:table-cell office:value-type="float" office:value="10.128692057073" calcext:value-type="float">
            <text:p>10.128692057073</text:p>
          </table:table-cell>
          <table:table-cell office:value-type="float" office:value="7.58110623229626" calcext:value-type="float">
            <text:p>7.58110623229626</text:p>
          </table:table-cell>
          <table:table-cell office:value-type="float" office:value="7.48852841002446" calcext:value-type="float">
            <text:p>7.48852841002446</text:p>
          </table:table-cell>
          <table:table-cell office:value-type="float" office:value="8.30282552704774" calcext:value-type="float">
            <text:p>8.30282552704774</text:p>
          </table:table-cell>
          <table:table-cell office:value-type="float" office:value="10.5438046194363" calcext:value-type="float">
            <text:p>10.5438046194363</text:p>
          </table:table-cell>
          <table:table-cell office:value-type="float" office:value="9.13031999130419" calcext:value-type="float">
            <text:p>9.13031999130419</text:p>
          </table:table-cell>
        </table:table-row>
        <table:table-row table:style-name="ro1">
          <table:table-cell office:value-type="string" calcext:value-type="string">
            <text:p>Car - Electric</text:p>
          </table:table-cell>
          <table:table-cell office:value-type="float" office:value="0.0169088956119065" calcext:value-type="float">
            <text:p>0.0169088956119065</text:p>
          </table:table-cell>
          <table:table-cell office:value-type="float" office:value="0.05038948707466" calcext:value-type="float">
            <text:p>0.05038948707466</text:p>
          </table:table-cell>
          <table:table-cell office:value-type="float" office:value="0.0249940368406439" calcext:value-type="float">
            <text:p>0.0249940368406439</text:p>
          </table:table-cell>
          <table:table-cell office:value-type="float" office:value="0.028980566502127" calcext:value-type="float">
            <text:p>0.028980566502127</text:p>
          </table:table-cell>
          <table:table-cell office:value-type="float" office:value="0.0385684036147239" calcext:value-type="float">
            <text:p>0.0385684036147239</text:p>
          </table:table-cell>
          <table:table-cell office:value-type="float" office:value="0.0189095481203717" calcext:value-type="float">
            <text:p>0.0189095481203717</text:p>
          </table:table-cell>
          <table:table-cell office:value-type="float" office:value="0.00651074928228296" calcext:value-type="float">
            <text:p>0.00651074928228296</text:p>
          </table:table-cell>
          <table:table-cell office:value-type="float" office:value="0.0278771345481309" calcext:value-type="float">
            <text:p>0.0278771345481309</text:p>
          </table:table-cell>
          <table:table-cell office:value-type="float" office:value="0.0336551947603406" calcext:value-type="float">
            <text:p>0.0336551947603406</text:p>
          </table:table-cell>
          <table:table-cell office:value-type="float" office:value="0.0376219020008057" calcext:value-type="float">
            <text:p>0.0376219020008057</text:p>
          </table:table-cell>
          <table:table-cell office:value-type="float" office:value="0.0359579806761942" calcext:value-type="float">
            <text:p>0.0359579806761942</text:p>
          </table:table-cell>
          <table:table-cell office:value-type="float" office:value="0.0292497187386034" calcext:value-type="float">
            <text:p>0.0292497187386034</text:p>
          </table:table-cell>
          <table:table-cell office:value-type="float" office:value="0.0140296322407831" calcext:value-type="float">
            <text:p>0.0140296322407831</text:p>
          </table:table-cell>
          <table:table-cell office:value-type="float" office:value="0.0139535831733303" calcext:value-type="float">
            <text:p>0.0139535831733303</text:p>
          </table:table-cell>
          <table:table-cell office:value-type="float" office:value="0.0188515502207598" calcext:value-type="float">
            <text:p>0.0188515502207598</text:p>
          </table:table-cell>
          <table:table-cell office:value-type="float" office:value="0.0216215615767018" calcext:value-type="float">
            <text:p>0.0216215615767018</text:p>
          </table:table-cell>
          <table:table-cell office:value-type="float" office:value="0.0295272425998746" calcext:value-type="float">
            <text:p>0.0295272425998746</text:p>
          </table:table-cell>
          <table:table-cell office:value-type="float" office:value="0.0471210001170024" calcext:value-type="float">
            <text:p>0.0471210001170024</text:p>
          </table:table-cell>
          <table:table-cell office:value-type="float" office:value="0.038145896497149" calcext:value-type="float">
            <text:p>0.038145896497149</text:p>
          </table:table-cell>
          <table:table-cell office:value-type="float" office:value="0.0120153266041571" calcext:value-type="float">
            <text:p>0.0120153266041571</text:p>
          </table:table-cell>
          <table:table-cell office:value-type="float" office:value="0.0109924249434292" calcext:value-type="float">
            <text:p>0.0109924249434292</text:p>
          </table:table-cell>
          <table:table-cell office:value-type="float" office:value="0.0214267090138272" calcext:value-type="float">
            <text:p>0.0214267090138272</text:p>
          </table:table-cell>
          <table:table-cell office:value-type="float" office:value="0.0197199180307961" calcext:value-type="float">
            <text:p>0.0197199180307961</text:p>
          </table:table-cell>
          <table:table-cell office:value-type="float" office:value="0.0199669094112605" calcext:value-type="float">
            <text:p>0.0199669094112605</text:p>
          </table:table-cell>
          <table:table-cell office:value-type="float" office:value="0.017556116063988" calcext:value-type="float">
            <text:p>0.017556116063988</text:p>
          </table:table-cell>
          <table:table-cell office:value-type="float" office:value="0.0229630531655216" calcext:value-type="float">
            <text:p>0.0229630531655216</text:p>
          </table:table-cell>
          <table:table-cell office:value-type="float" office:value="0.0335879021482068" calcext:value-type="float">
            <text:p>0.0335879021482068</text:p>
          </table:table-cell>
          <table:table-cell office:value-type="float" office:value="0.0243488067222553" calcext:value-type="float">
            <text:p>0.0243488067222553</text:p>
          </table:table-cell>
          <table:table-cell office:value-type="float" office:value="0.0191873616166564" calcext:value-type="float">
            <text:p>0.0191873616166564</text:p>
          </table:table-cell>
          <table:table-cell office:value-type="float" office:value="0.0172309607628155" calcext:value-type="float">
            <text:p>0.0172309607628155</text:p>
          </table:table-cell>
          <table:table-cell office:value-type="float" office:value="0.0192743397824746" calcext:value-type="float">
            <text:p>0.0192743397824746</text:p>
          </table:table-cell>
          <table:table-cell office:value-type="float" office:value="0.023764716337854" calcext:value-type="float">
            <text:p>0.023764716337854</text:p>
          </table:table-cell>
          <table:table-cell office:value-type="float" office:value="0.0209879692485239" calcext:value-type="float">
            <text:p>0.0209879692485239</text:p>
          </table:table-cell>
        </table:table-row>
        <table:table-row table:style-name="ro1">
          <table:table-cell office:value-type="string" calcext:value-type="string">
            <text:p>Car - Petrol</text:p>
          </table:table-cell>
          <table:table-cell office:value-type="float" office:value="6.38705746239835" calcext:value-type="float">
            <text:p>6.38705746239835</text:p>
          </table:table-cell>
          <table:table-cell office:value-type="float" office:value="19.1412328924517" calcext:value-type="float">
            <text:p>19.1412328924517</text:p>
          </table:table-cell>
          <table:table-cell office:value-type="float" office:value="9.47469313391348" calcext:value-type="float">
            <text:p>9.47469313391348</text:p>
          </table:table-cell>
          <table:table-cell office:value-type="float" office:value="10.9091860765184" calcext:value-type="float">
            <text:p>10.9091860765184</text:p>
          </table:table-cell>
          <table:table-cell office:value-type="float" office:value="14.5299882070313" calcext:value-type="float">
            <text:p>14.5299882070313</text:p>
          </table:table-cell>
          <table:table-cell office:value-type="float" office:value="5.91839727762644" calcext:value-type="float">
            <text:p>5.91839727762644</text:p>
          </table:table-cell>
          <table:table-cell office:value-type="float" office:value="0.762534396657369" calcext:value-type="float">
            <text:p>0.762534396657369</text:p>
          </table:table-cell>
          <table:table-cell office:value-type="float" office:value="6.84796422822881" calcext:value-type="float">
            <text:p>6.84796422822881</text:p>
          </table:table-cell>
          <table:table-cell office:value-type="float" office:value="12.6469692508461" calcext:value-type="float">
            <text:p>12.6469692508461</text:p>
          </table:table-cell>
          <table:table-cell office:value-type="float" office:value="14.1987454669875" calcext:value-type="float">
            <text:p>14.1987454669875</text:p>
          </table:table-cell>
          <table:table-cell office:value-type="float" office:value="15.4932985379782" calcext:value-type="float">
            <text:p>15.4932985379782</text:p>
          </table:table-cell>
          <table:table-cell office:value-type="float" office:value="11.0460054267867" calcext:value-type="float">
            <text:p>11.0460054267867</text:p>
          </table:table-cell>
          <table:table-cell office:value-type="float" office:value="5.22884001566736" calcext:value-type="float">
            <text:p>5.22884001566736</text:p>
          </table:table-cell>
          <table:table-cell office:value-type="float" office:value="5.25497115370572" calcext:value-type="float">
            <text:p>5.25497115370572</text:p>
          </table:table-cell>
          <table:table-cell office:value-type="float" office:value="7.08575910178936" calcext:value-type="float">
            <text:p>7.08575910178936</text:p>
          </table:table-cell>
          <table:table-cell office:value-type="float" office:value="8.13978053060642" calcext:value-type="float">
            <text:p>8.13978053060642</text:p>
          </table:table-cell>
          <table:table-cell office:value-type="float" office:value="12.2779437926751" calcext:value-type="float">
            <text:p>12.2779437926751</text:p>
          </table:table-cell>
          <table:table-cell office:value-type="float" office:value="19.0185198704217" calcext:value-type="float">
            <text:p>19.0185198704217</text:p>
          </table:table-cell>
          <table:table-cell office:value-type="float" office:value="14.4548963747262" calcext:value-type="float">
            <text:p>14.4548963747262</text:p>
          </table:table-cell>
          <table:table-cell office:value-type="float" office:value="3.85619783539242" calcext:value-type="float">
            <text:p>3.85619783539242</text:p>
          </table:table-cell>
          <table:table-cell office:value-type="float" office:value="4.13976527037601" calcext:value-type="float">
            <text:p>4.13976527037601</text:p>
          </table:table-cell>
          <table:table-cell office:value-type="float" office:value="8.1260519065016" calcext:value-type="float">
            <text:p>8.1260519065016</text:p>
          </table:table-cell>
          <table:table-cell office:value-type="float" office:value="6.56967736300637" calcext:value-type="float">
            <text:p>6.56967736300637</text:p>
          </table:table-cell>
          <table:table-cell office:value-type="float" office:value="7.50353825213616" calcext:value-type="float">
            <text:p>7.50353825213616</text:p>
          </table:table-cell>
          <table:table-cell office:value-type="float" office:value="6.61033828773535" calcext:value-type="float">
            <text:p>6.61033828773535</text:p>
          </table:table-cell>
          <table:table-cell office:value-type="float" office:value="8.69180813954591" calcext:value-type="float">
            <text:p>8.69180813954591</text:p>
          </table:table-cell>
          <table:table-cell office:value-type="float" office:value="12.7467031331276" calcext:value-type="float">
            <text:p>12.7467031331276</text:p>
          </table:table-cell>
          <table:table-cell office:value-type="float" office:value="9.15427956447761" calcext:value-type="float">
            <text:p>9.15427956447761</text:p>
          </table:table-cell>
          <table:table-cell office:value-type="float" office:value="6.29984463835041" calcext:value-type="float">
            <text:p>6.29984463835041</text:p>
          </table:table-cell>
          <table:table-cell office:value-type="float" office:value="6.4763737140404" calcext:value-type="float">
            <text:p>6.4763737140404</text:p>
          </table:table-cell>
          <table:table-cell office:value-type="float" office:value="7.17405331372558" calcext:value-type="float">
            <text:p>7.17405331372558</text:p>
          </table:table-cell>
          <table:table-cell office:value-type="float" office:value="9.00074308569863" calcext:value-type="float">
            <text:p>9.00074308569863</text:p>
          </table:table-cell>
          <table:table-cell office:value-type="float" office:value="7.89558320056661" calcext:value-type="float">
            <text:p>7.89558320056661</text:p>
          </table:table-cell>
        </table:table-row>
        <table:table-row table:style-name="ro1">
          <table:table-cell office:value-type="string" calcext:value-type="string">
            <text:p>HGV - Articulated</text:p>
          </table:table-cell>
          <table:table-cell office:value-type="float" office:value="1.47407258291002" calcext:value-type="float">
            <text:p>1.47407258291002</text:p>
          </table:table-cell>
          <table:table-cell office:value-type="float" office:value="2.28357660306532" calcext:value-type="float">
            <text:p>2.28357660306532</text:p>
          </table:table-cell>
          <table:table-cell office:value-type="float" office:value="1.38352769513251" calcext:value-type="float">
            <text:p>1.38352769513251</text:p>
          </table:table-cell>
          <table:table-cell office:value-type="float" office:value="1.30743588437341" calcext:value-type="float">
            <text:p>1.30743588437341</text:p>
          </table:table-cell>
          <table:table-cell office:value-type="float" office:value="1.0314077908243" calcext:value-type="float">
            <text:p>1.0314077908243</text:p>
          </table:table-cell>
          <table:table-cell office:value-type="float" office:value="0.50944861573209" calcext:value-type="float">
            <text:p>0.50944861573209</text:p>
          </table:table-cell>
          <table:table-cell office:value-type="float" office:value="0.0598358080950157" calcext:value-type="float">
            <text:p>0.0598358080950157</text:p>
          </table:table-cell>
          <table:table-cell office:value-type="float" office:value="0.549592203099385" calcext:value-type="float">
            <text:p>0.549592203099385</text:p>
          </table:table-cell>
          <table:table-cell office:value-type="float" office:value="1.25032603726646" calcext:value-type="float">
            <text:p>1.25032603726646</text:p>
          </table:table-cell>
          <table:table-cell office:value-type="float" office:value="2.03773373179326" calcext:value-type="float">
            <text:p>2.03773373179326</text:p>
          </table:table-cell>
          <table:table-cell office:value-type="float" office:value="7.37841128612074" calcext:value-type="float">
            <text:p>7.37841128612074</text:p>
          </table:table-cell>
          <table:table-cell office:value-type="float" office:value="1.26911290965312" calcext:value-type="float">
            <text:p>1.26911290965312</text:p>
          </table:table-cell>
          <table:table-cell office:value-type="float" office:value="0.475079364818064" calcext:value-type="float">
            <text:p>0.475079364818064</text:p>
          </table:table-cell>
          <table:table-cell office:value-type="float" office:value="0.321022459055483" calcext:value-type="float">
            <text:p>0.321022459055483</text:p>
          </table:table-cell>
          <table:table-cell office:value-type="float" office:value="0.540058689008891" calcext:value-type="float">
            <text:p>0.540058689008891</text:p>
          </table:table-cell>
          <table:table-cell office:value-type="float" office:value="0.555069424840756" calcext:value-type="float">
            <text:p>0.555069424840756</text:p>
          </table:table-cell>
          <table:table-cell office:value-type="float" office:value="5.72152388661658" calcext:value-type="float">
            <text:p>5.72152388661658</text:p>
          </table:table-cell>
          <table:table-cell office:value-type="float" office:value="2.92755039209945" calcext:value-type="float">
            <text:p>2.92755039209945</text:p>
          </table:table-cell>
          <table:table-cell office:value-type="float" office:value="1.37035781915737" calcext:value-type="float">
            <text:p>1.37035781915737</text:p>
          </table:table-cell>
          <table:table-cell office:value-type="float" office:value="0.37428315151146" calcext:value-type="float">
            <text:p>0.37428315151146</text:p>
          </table:table-cell>
          <table:table-cell office:value-type="float" office:value="0.268332008151686" calcext:value-type="float">
            <text:p>0.268332008151686</text:p>
          </table:table-cell>
          <table:table-cell office:value-type="float" office:value="0.568318073931597" calcext:value-type="float">
            <text:p>0.568318073931597</text:p>
          </table:table-cell>
          <table:table-cell office:value-type="float" office:value="0.551152595201315" calcext:value-type="float">
            <text:p>0.551152595201315</text:p>
          </table:table-cell>
          <table:table-cell office:value-type="float" office:value="0.764322737125763" calcext:value-type="float">
            <text:p>0.764322737125763</text:p>
          </table:table-cell>
          <table:table-cell office:value-type="float" office:value="0.577997131099129" calcext:value-type="float">
            <text:p>0.577997131099129</text:p>
          </table:table-cell>
          <table:table-cell office:value-type="float" office:value="1.3511363179333" calcext:value-type="float">
            <text:p>1.3511363179333</text:p>
          </table:table-cell>
          <table:table-cell office:value-type="float" office:value="1.76556805939135" calcext:value-type="float">
            <text:p>1.76556805939135</text:p>
          </table:table-cell>
          <table:table-cell office:value-type="float" office:value="0.545176138908777" calcext:value-type="float">
            <text:p>0.545176138908777</text:p>
          </table:table-cell>
          <table:table-cell office:value-type="float" office:value="0.584372365101359" calcext:value-type="float">
            <text:p>0.584372365101359</text:p>
          </table:table-cell>
          <table:table-cell office:value-type="float" office:value="0.451323059467986" calcext:value-type="float">
            <text:p>0.451323059467986</text:p>
          </table:table-cell>
          <table:table-cell office:value-type="float" office:value="0.880085947148808" calcext:value-type="float">
            <text:p>0.880085947148808</text:p>
          </table:table-cell>
          <table:table-cell office:value-type="float" office:value="0.928253141420372" calcext:value-type="float">
            <text:p>0.928253141420372</text:p>
          </table:table-cell>
          <table:table-cell office:value-type="float" office:value="0.672854177965596" calcext:value-type="float">
            <text:p>0.672854177965596</text:p>
          </table:table-cell>
        </table:table-row>
        <table:table-row table:style-name="ro1">
          <table:table-cell office:value-type="string" calcext:value-type="string">
            <text:p>HGV - Rigid</text:p>
          </table:table-cell>
          <table:table-cell office:value-type="float" office:value="2.5250552963918" calcext:value-type="float">
            <text:p>2.5250552963918</text:p>
          </table:table-cell>
          <table:table-cell office:value-type="float" office:value="4.87866965113178" calcext:value-type="float">
            <text:p>4.87866965113178</text:p>
          </table:table-cell>
          <table:table-cell office:value-type="float" office:value="2.31668353659085" calcext:value-type="float">
            <text:p>2.31668353659085</text:p>
          </table:table-cell>
          <table:table-cell office:value-type="float" office:value="3.49153843269478" calcext:value-type="float">
            <text:p>3.49153843269478</text:p>
          </table:table-cell>
          <table:table-cell office:value-type="float" office:value="3.04302985654414" calcext:value-type="float">
            <text:p>3.04302985654414</text:p>
          </table:table-cell>
          <table:table-cell office:value-type="float" office:value="2.3435881302975" calcext:value-type="float">
            <text:p>2.3435881302975</text:p>
          </table:table-cell>
          <table:table-cell office:value-type="float" office:value="0.697028716796873" calcext:value-type="float">
            <text:p>0.697028716796873</text:p>
          </table:table-cell>
          <table:table-cell office:value-type="float" office:value="3.08350050171575" calcext:value-type="float">
            <text:p>3.08350050171575</text:p>
          </table:table-cell>
          <table:table-cell office:value-type="float" office:value="3.39331364177483" calcext:value-type="float">
            <text:p>3.39331364177483</text:p>
          </table:table-cell>
          <table:table-cell office:value-type="float" office:value="4.51734207217697" calcext:value-type="float">
            <text:p>4.51734207217697</text:p>
          </table:table-cell>
          <table:table-cell office:value-type="float" office:value="5.27195521668178" calcext:value-type="float">
            <text:p>5.27195521668178</text:p>
          </table:table-cell>
          <table:table-cell office:value-type="float" office:value="3.62069513666331" calcext:value-type="float">
            <text:p>3.62069513666331</text:p>
          </table:table-cell>
          <table:table-cell office:value-type="float" office:value="2.21839922222374" calcext:value-type="float">
            <text:p>2.21839922222374</text:p>
          </table:table-cell>
          <table:table-cell office:value-type="float" office:value="1.79413374350333" calcext:value-type="float">
            <text:p>1.79413374350333</text:p>
          </table:table-cell>
          <table:table-cell office:value-type="float" office:value="2.17324480908714" calcext:value-type="float">
            <text:p>2.17324480908714</text:p>
          </table:table-cell>
          <table:table-cell office:value-type="float" office:value="1.49960230352489" calcext:value-type="float">
            <text:p>1.49960230352489</text:p>
          </table:table-cell>
          <table:table-cell office:value-type="float" office:value="3.81753649055367" calcext:value-type="float">
            <text:p>3.81753649055367</text:p>
          </table:table-cell>
          <table:table-cell office:value-type="float" office:value="5.00971244486902" calcext:value-type="float">
            <text:p>5.00971244486902</text:p>
          </table:table-cell>
          <table:table-cell office:value-type="float" office:value="3.74336626742062" calcext:value-type="float">
            <text:p>3.74336626742062</text:p>
          </table:table-cell>
          <table:table-cell office:value-type="float" office:value="1.81031363745566" calcext:value-type="float">
            <text:p>1.81031363745566</text:p>
          </table:table-cell>
          <table:table-cell office:value-type="float" office:value="1.71413546081026" calcext:value-type="float">
            <text:p>1.71413546081026</text:p>
          </table:table-cell>
          <table:table-cell office:value-type="float" office:value="1.74382465368473" calcext:value-type="float">
            <text:p>1.74382465368473</text:p>
          </table:table-cell>
          <table:table-cell office:value-type="float" office:value="2.58982630899916" calcext:value-type="float">
            <text:p>2.58982630899916</text:p>
          </table:table-cell>
          <table:table-cell office:value-type="float" office:value="2.4549489025711" calcext:value-type="float">
            <text:p>2.4549489025711</text:p>
          </table:table-cell>
          <table:table-cell office:value-type="float" office:value="1.8444158268915" calcext:value-type="float">
            <text:p>1.8444158268915</text:p>
          </table:table-cell>
          <table:table-cell office:value-type="float" office:value="3.5990998365532" calcext:value-type="float">
            <text:p>3.5990998365532</text:p>
          </table:table-cell>
          <table:table-cell office:value-type="float" office:value="3.3184606434021" calcext:value-type="float">
            <text:p>3.3184606434021</text:p>
          </table:table-cell>
          <table:table-cell office:value-type="float" office:value="2.08326925617844" calcext:value-type="float">
            <text:p>2.08326925617844</text:p>
          </table:table-cell>
          <table:table-cell office:value-type="float" office:value="2.76212527661235" calcext:value-type="float">
            <text:p>2.76212527661235</text:p>
          </table:table-cell>
          <table:table-cell office:value-type="float" office:value="1.44209646832901" calcext:value-type="float">
            <text:p>1.44209646832901</text:p>
          </table:table-cell>
          <table:table-cell office:value-type="float" office:value="4.04027194553943" calcext:value-type="float">
            <text:p>4.04027194553943</text:p>
          </table:table-cell>
          <table:table-cell office:value-type="float" office:value="2.61555336000659" calcext:value-type="float">
            <text:p>2.61555336000659</text:p>
          </table:table-cell>
          <table:table-cell office:value-type="float" office:value="2.69799390836924" calcext:value-type="float">
            <text:p>2.69799390836924</text:p>
          </table:table-cell>
        </table:table-row>
        <table:table-row table:style-name="ro1">
          <table:table-cell office:value-type="string" calcext:value-type="string">
            <text:p>LGV - Diesel</text:p>
          </table:table-cell>
          <table:table-cell office:value-type="float" office:value="4.7845224634599" calcext:value-type="float">
            <text:p>4.7845224634599</text:p>
          </table:table-cell>
          <table:table-cell office:value-type="float" office:value="13.8346157077233" calcext:value-type="float">
            <text:p>13.8346157077233</text:p>
          </table:table-cell>
          <table:table-cell office:value-type="float" office:value="6.99386563183994" calcext:value-type="float">
            <text:p>6.99386563183994</text:p>
          </table:table-cell>
          <table:table-cell office:value-type="float" office:value="7.90553867953442" calcext:value-type="float">
            <text:p>7.90553867953442</text:p>
          </table:table-cell>
          <table:table-cell office:value-type="float" office:value="9.69846408637084" calcext:value-type="float">
            <text:p>9.69846408637084</text:p>
          </table:table-cell>
          <table:table-cell office:value-type="float" office:value="5.56878574725884" calcext:value-type="float">
            <text:p>5.56878574725884</text:p>
          </table:table-cell>
          <table:table-cell office:value-type="float" office:value="1.61800639370763" calcext:value-type="float">
            <text:p>1.61800639370763</text:p>
          </table:table-cell>
          <table:table-cell office:value-type="float" office:value="8.49887082084468" calcext:value-type="float">
            <text:p>8.49887082084468</text:p>
          </table:table-cell>
          <table:table-cell office:value-type="float" office:value="8.47445373979117" calcext:value-type="float">
            <text:p>8.47445373979117</text:p>
          </table:table-cell>
          <table:table-cell office:value-type="float" office:value="10.7301423388083" calcext:value-type="float">
            <text:p>10.7301423388083</text:p>
          </table:table-cell>
          <table:table-cell office:value-type="float" office:value="11.0930140647228" calcext:value-type="float">
            <text:p>11.0930140647228</text:p>
          </table:table-cell>
          <table:table-cell office:value-type="float" office:value="8.96728130017959" calcext:value-type="float">
            <text:p>8.96728130017959</text:p>
          </table:table-cell>
          <table:table-cell office:value-type="float" office:value="5.14175457819693" calcext:value-type="float">
            <text:p>5.14175457819693</text:p>
          </table:table-cell>
          <table:table-cell office:value-type="float" office:value="4.91029437265873" calcext:value-type="float">
            <text:p>4.91029437265873</text:p>
          </table:table-cell>
          <table:table-cell office:value-type="float" office:value="5.64530426653505" calcext:value-type="float">
            <text:p>5.64530426653505</text:p>
          </table:table-cell>
          <table:table-cell office:value-type="float" office:value="4.507225238558" calcext:value-type="float">
            <text:p>4.507225238558</text:p>
          </table:table-cell>
          <table:table-cell office:value-type="float" office:value="9.54677216013952" calcext:value-type="float">
            <text:p>9.54677216013952</text:p>
          </table:table-cell>
          <table:table-cell office:value-type="float" office:value="11.8582573137958" calcext:value-type="float">
            <text:p>11.8582573137958</text:p>
          </table:table-cell>
          <table:table-cell office:value-type="float" office:value="9.86711786156985" calcext:value-type="float">
            <text:p>9.86711786156985</text:p>
          </table:table-cell>
          <table:table-cell office:value-type="float" office:value="4.35117371902669" calcext:value-type="float">
            <text:p>4.35117371902669</text:p>
          </table:table-cell>
          <table:table-cell office:value-type="float" office:value="4.74090104827261" calcext:value-type="float">
            <text:p>4.74090104827261</text:p>
          </table:table-cell>
          <table:table-cell office:value-type="float" office:value="5.33027097536062" calcext:value-type="float">
            <text:p>5.33027097536062</text:p>
          </table:table-cell>
          <table:table-cell office:value-type="float" office:value="6.73672039970375" calcext:value-type="float">
            <text:p>6.73672039970375</text:p>
          </table:table-cell>
          <table:table-cell office:value-type="float" office:value="6.05446761579496" calcext:value-type="float">
            <text:p>6.05446761579496</text:p>
          </table:table-cell>
          <table:table-cell office:value-type="float" office:value="4.90675507228273" calcext:value-type="float">
            <text:p>4.90675507228273</text:p>
          </table:table-cell>
          <table:table-cell office:value-type="float" office:value="6.94391204776302" calcext:value-type="float">
            <text:p>6.94391204776302</text:p>
          </table:table-cell>
          <table:table-cell office:value-type="float" office:value="8.98708044611214" calcext:value-type="float">
            <text:p>8.98708044611214</text:p>
          </table:table-cell>
          <table:table-cell office:value-type="float" office:value="5.30524543554228" calcext:value-type="float">
            <text:p>5.30524543554228</text:p>
          </table:table-cell>
          <table:table-cell office:value-type="float" office:value="6.60640568581538" calcext:value-type="float">
            <text:p>6.60640568581538</text:p>
          </table:table-cell>
          <table:table-cell office:value-type="float" office:value="4.1639942635112" calcext:value-type="float">
            <text:p>4.1639942635112</text:p>
          </table:table-cell>
          <table:table-cell office:value-type="float" office:value="8.02195423791003" calcext:value-type="float">
            <text:p>8.02195423791003</text:p>
          </table:table-cell>
          <table:table-cell office:value-type="float" office:value="7.05501264473868" calcext:value-type="float">
            <text:p>7.05501264473868</text:p>
          </table:table-cell>
          <table:table-cell office:value-type="float" office:value="7.02027975147517" calcext:value-type="float">
            <text:p>7.02027975147517</text:p>
          </table:table-cell>
        </table:table-row>
        <table:table-row table:style-name="ro1">
          <table:table-cell office:value-type="string" calcext:value-type="string">
            <text:p>LGV - Electric</text:p>
          </table:table-cell>
          <table:table-cell office:value-type="float" office:value="0.00479118206439051" calcext:value-type="float">
            <text:p>0.00479118206439051</text:p>
          </table:table-cell>
          <table:table-cell office:value-type="float" office:value="0.0132353517619763" calcext:value-type="float">
            <text:p>0.0132353517619763</text:p>
          </table:table-cell>
          <table:table-cell office:value-type="float" office:value="0.00690586323608756" calcext:value-type="float">
            <text:p>0.00690586323608756</text:p>
          </table:table-cell>
          <table:table-cell office:value-type="float" office:value="0.00798450093600622" calcext:value-type="float">
            <text:p>0.00798450093600622</text:p>
          </table:table-cell>
          <table:table-cell office:value-type="float" office:value="0.0101340479747595" calcext:value-type="float">
            <text:p>0.0101340479747595</text:p>
          </table:table-cell>
          <table:table-cell office:value-type="float" office:value="0.00676153983504396" calcext:value-type="float">
            <text:p>0.00676153983504396</text:p>
          </table:table-cell>
          <table:table-cell office:value-type="float" office:value="0.00425462816659116" calcext:value-type="float">
            <text:p>0.00425462816659116</text:p>
          </table:table-cell>
          <table:table-cell office:value-type="float" office:value="0.0124258501428164" calcext:value-type="float">
            <text:p>0.0124258501428164</text:p>
          </table:table-cell>
          <table:table-cell office:value-type="float" office:value="0.00881642419442284" calcext:value-type="float">
            <text:p>0.00881642419442284</text:p>
          </table:table-cell>
          <table:table-cell office:value-type="float" office:value="0.0107857791397849" calcext:value-type="float">
            <text:p>0.0107857791397849</text:p>
          </table:table-cell>
          <table:table-cell office:value-type="float" office:value="0.00933644769165196" calcext:value-type="float">
            <text:p>0.00933644769165196</text:p>
          </table:table-cell>
          <table:table-cell office:value-type="float" office:value="0.00927713156336128" calcext:value-type="float">
            <text:p>0.00927713156336128</text:p>
          </table:table-cell>
          <table:table-cell office:value-type="float" office:value="0.00494490461084374" calcext:value-type="float">
            <text:p>0.00494490461084374</text:p>
          </table:table-cell>
          <table:table-cell office:value-type="float" office:value="0.00483706182731377" calcext:value-type="float">
            <text:p>0.00483706182731377</text:p>
          </table:table-cell>
          <table:table-cell office:value-type="float" office:value="0.00556449269715987" calcext:value-type="float">
            <text:p>0.00556449269715987</text:p>
          </table:table-cell>
          <table:table-cell office:value-type="float" office:value="0.00459632636950948" calcext:value-type="float">
            <text:p>0.00459632636950948</text:p>
          </table:table-cell>
          <table:table-cell office:value-type="float" office:value="0.0068080117120274" calcext:value-type="float">
            <text:p>0.0068080117120274</text:p>
          </table:table-cell>
          <table:table-cell office:value-type="float" office:value="0.0104787686442898" calcext:value-type="float">
            <text:p>0.0104787686442898</text:p>
          </table:table-cell>
          <table:table-cell office:value-type="float" office:value="0.00977804884319517" calcext:value-type="float">
            <text:p>0.00977804884319517</text:p>
          </table:table-cell>
          <table:table-cell office:value-type="float" office:value="0.00510129382920694" calcext:value-type="float">
            <text:p>0.00510129382920694</text:p>
          </table:table-cell>
          <table:table-cell office:value-type="float" office:value="0.00452174577812716" calcext:value-type="float">
            <text:p>0.00452174577812716</text:p>
          </table:table-cell>
          <table:table-cell office:value-type="float" office:value="0.00531049142804108" calcext:value-type="float">
            <text:p>0.00531049142804108</text:p>
          </table:table-cell>
          <table:table-cell office:value-type="float" office:value="0.00800316267452556" calcext:value-type="float">
            <text:p>0.00800316267452556</text:p>
          </table:table-cell>
          <table:table-cell office:value-type="float" office:value="0.00620110229224634" calcext:value-type="float">
            <text:p>0.00620110229224634</text:p>
          </table:table-cell>
          <table:table-cell office:value-type="float" office:value="0.00481451590417344" calcext:value-type="float">
            <text:p>0.00481451590417344</text:p>
          </table:table-cell>
          <table:table-cell office:value-type="float" office:value="0.00679107597371011" calcext:value-type="float">
            <text:p>0.00679107597371011</text:p>
          </table:table-cell>
          <table:table-cell office:value-type="float" office:value="0.00899548398628061" calcext:value-type="float">
            <text:p>0.00899548398628061</text:p>
          </table:table-cell>
          <table:table-cell office:value-type="float" office:value="0.00549404844748749" calcext:value-type="float">
            <text:p>0.00549404844748749</text:p>
          </table:table-cell>
          <table:table-cell office:value-type="float" office:value="0.00804152967979459" calcext:value-type="float">
            <text:p>0.00804152967979459</text:p>
          </table:table-cell>
          <table:table-cell office:value-type="float" office:value="0.00427892519990831" calcext:value-type="float">
            <text:p>0.00427892519990831</text:p>
          </table:table-cell>
          <table:table-cell office:value-type="float" office:value="0.00809677834406596" calcext:value-type="float">
            <text:p>0.00809677834406596</text:p>
          </table:table-cell>
          <table:table-cell office:value-type="float" office:value="0.00684477593917163" calcext:value-type="float">
            <text:p>0.00684477593917163</text:p>
          </table:table-cell>
          <table:table-cell office:value-type="float" office:value="0.00708071413741863" calcext:value-type="float">
            <text:p>0.00708071413741863</text:p>
          </table:table-cell>
        </table:table-row>
        <table:table-row table:style-name="ro1">
          <table:table-cell office:value-type="string" calcext:value-type="string">
            <text:p>LGV - Petrol</text:p>
          </table:table-cell>
          <table:table-cell office:value-type="float" office:value="0.0387659695076213" calcext:value-type="float">
            <text:p>0.0387659695076213</text:p>
          </table:table-cell>
          <table:table-cell office:value-type="float" office:value="0.107704221128078" calcext:value-type="float">
            <text:p>0.107704221128078</text:p>
          </table:table-cell>
          <table:table-cell office:value-type="float" office:value="0.0561156165273427" calcext:value-type="float">
            <text:p>0.0561156165273427</text:p>
          </table:table-cell>
          <table:table-cell office:value-type="float" office:value="0.064206331764317" calcext:value-type="float">
            <text:p>0.064206331764317</text:p>
          </table:table-cell>
          <table:table-cell office:value-type="float" office:value="0.0817641494144501" calcext:value-type="float">
            <text:p>0.0817641494144501</text:p>
          </table:table-cell>
          <table:table-cell office:value-type="float" office:value="0.0413331112404006" calcext:value-type="float">
            <text:p>0.0413331112404006</text:p>
          </table:table-cell>
          <table:table-cell office:value-type="float" office:value="0.0110171762532708" calcext:value-type="float">
            <text:p>0.0110171762532708</text:p>
          </table:table-cell>
          <table:table-cell office:value-type="float" office:value="0.0628595703604715" calcext:value-type="float">
            <text:p>0.0628595703604715</text:p>
          </table:table-cell>
          <table:table-cell office:value-type="float" office:value="0.0707561582133046" calcext:value-type="float">
            <text:p>0.0707561582133046</text:p>
          </table:table-cell>
          <table:table-cell office:value-type="float" office:value="0.0870363699462173" calcext:value-type="float">
            <text:p>0.0870363699462173</text:p>
          </table:table-cell>
          <table:table-cell office:value-type="float" office:value="0.122760130601711" calcext:value-type="float">
            <text:p>0.122760130601711</text:p>
          </table:table-cell>
          <table:table-cell office:value-type="float" office:value="0.074945412951705" calcext:value-type="float">
            <text:p>0.074945412951705</text:p>
          </table:table-cell>
          <table:table-cell office:value-type="float" office:value="0.0393259729899911" calcext:value-type="float">
            <text:p>0.0393259729899911</text:p>
          </table:table-cell>
          <table:table-cell office:value-type="float" office:value="0.0388725280266769" calcext:value-type="float">
            <text:p>0.0388725280266769</text:p>
          </table:table-cell>
          <table:table-cell office:value-type="float" office:value="0.0446314526373711" calcext:value-type="float">
            <text:p>0.0446314526373711</text:p>
          </table:table-cell>
          <table:table-cell office:value-type="float" office:value="0.0370028317239746" calcext:value-type="float">
            <text:p>0.0370028317239746</text:p>
          </table:table-cell>
          <table:table-cell office:value-type="float" office:value="0.0856859486827349" calcext:value-type="float">
            <text:p>0.0856859486827349</text:p>
          </table:table-cell>
          <table:table-cell office:value-type="float" office:value="0.105114171986931" calcext:value-type="float">
            <text:p>0.105114171986931</text:p>
          </table:table-cell>
          <table:table-cell office:value-type="float" office:value="0.0792949772812853" calcext:value-type="float">
            <text:p>0.0792949772812853</text:p>
          </table:table-cell>
          <table:table-cell office:value-type="float" office:value="0.0328917634008356" calcext:value-type="float">
            <text:p>0.0328917634008356</text:p>
          </table:table-cell>
          <table:table-cell office:value-type="float" office:value="0.0362897163987579" calcext:value-type="float">
            <text:p>0.0362897163987579</text:p>
          </table:table-cell>
          <table:table-cell office:value-type="float" office:value="0.0431081099917982" calcext:value-type="float">
            <text:p>0.0431081099917982</text:p>
          </table:table-cell>
          <table:table-cell office:value-type="float" office:value="0.0536852931861345" calcext:value-type="float">
            <text:p>0.0536852931861345</text:p>
          </table:table-cell>
          <table:table-cell office:value-type="float" office:value="0.0497099256856076" calcext:value-type="float">
            <text:p>0.0497099256856076</text:p>
          </table:table-cell>
          <table:table-cell office:value-type="float" office:value="0.0387017415849765" calcext:value-type="float">
            <text:p>0.0387017415849765</text:p>
          </table:table-cell>
          <table:table-cell office:value-type="float" office:value="0.055039262482373" calcext:value-type="float">
            <text:p>0.055039262482373</text:p>
          </table:table-cell>
          <table:table-cell office:value-type="float" office:value="0.07326394745432" calcext:value-type="float">
            <text:p>0.07326394745432</text:p>
          </table:table-cell>
          <table:table-cell office:value-type="float" office:value="0.0440884120775227" calcext:value-type="float">
            <text:p>0.0440884120775227</text:p>
          </table:table-cell>
          <table:table-cell office:value-type="float" office:value="0.0507240609421906" calcext:value-type="float">
            <text:p>0.0507240609421906</text:p>
          </table:table-cell>
          <table:table-cell office:value-type="float" office:value="0.0343510250933855" calcext:value-type="float">
            <text:p>0.0343510250933855</text:p>
          </table:table-cell>
          <table:table-cell office:value-type="float" office:value="0.0641618867665143" calcext:value-type="float">
            <text:p>0.0641618867665143</text:p>
          </table:table-cell>
          <table:table-cell office:value-type="float" office:value="0.0555324078945484" calcext:value-type="float">
            <text:p>0.0555324078945484</text:p>
          </table:table-cell>
          <table:table-cell office:value-type="float" office:value="0.0568172004310749" calcext:value-type="float">
            <text:p>0.0568172004310749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133384403054499" calcext:value-type="float">
            <text:p>0.133384403054499</text:p>
          </table:table-cell>
          <table:table-cell office:value-type="float" office:value="0.491989246558156" calcext:value-type="float">
            <text:p>0.491989246558156</text:p>
          </table:table-cell>
          <table:table-cell office:value-type="float" office:value="0.233459370766283" calcext:value-type="float">
            <text:p>0.233459370766283</text:p>
          </table:table-cell>
          <table:table-cell office:value-type="float" office:value="0.290243409851236" calcext:value-type="float">
            <text:p>0.290243409851236</text:p>
          </table:table-cell>
          <table:table-cell office:value-type="float" office:value="0.34872733853697" calcext:value-type="float">
            <text:p>0.34872733853697</text:p>
          </table:table-cell>
          <table:table-cell office:value-type="float" office:value="0.429126173728385" calcext:value-type="float">
            <text:p>0.429126173728385</text:p>
          </table:table-cell>
          <table:table-cell office:value-type="float" office:value="0.200707771923339" calcext:value-type="float">
            <text:p>0.200707771923339</text:p>
          </table:table-cell>
          <table:table-cell office:value-type="float" office:value="0.763976519068029" calcext:value-type="float">
            <text:p>0.763976519068029</text:p>
          </table:table-cell>
          <table:table-cell office:value-type="float" office:value="0.309462470588362" calcext:value-type="float">
            <text:p>0.309462470588362</text:p>
          </table:table-cell>
          <table:table-cell office:value-type="float" office:value="0.433194194878968" calcext:value-type="float">
            <text:p>0.433194194878968</text:p>
          </table:table-cell>
          <table:table-cell office:value-type="float" office:value="0.292195811334956" calcext:value-type="float">
            <text:p>0.292195811334956</text:p>
          </table:table-cell>
          <table:table-cell office:value-type="float" office:value="0.43310884022508" calcext:value-type="float">
            <text:p>0.43310884022508</text:p>
          </table:table-cell>
          <table:table-cell office:value-type="float" office:value="0.299150602495077" calcext:value-type="float">
            <text:p>0.299150602495077</text:p>
          </table:table-cell>
          <table:table-cell office:value-type="float" office:value="0.383736003725473" calcext:value-type="float">
            <text:p>0.383736003725473</text:p>
          </table:table-cell>
          <table:table-cell office:value-type="float" office:value="0.246898396139736" calcext:value-type="float">
            <text:p>0.246898396139736</text:p>
          </table:table-cell>
          <table:table-cell office:value-type="float" office:value="0.14408364918119" calcext:value-type="float">
            <text:p>0.14408364918119</text:p>
          </table:table-cell>
          <table:table-cell office:value-type="float" office:value="0.246166674534361" calcext:value-type="float">
            <text:p>0.246166674534361</text:p>
          </table:table-cell>
          <table:table-cell office:value-type="float" office:value="0.373597118732531" calcext:value-type="float">
            <text:p>0.373597118732531</text:p>
          </table:table-cell>
          <table:table-cell office:value-type="float" office:value="0.438077571497135" calcext:value-type="float">
            <text:p>0.438077571497135</text:p>
          </table:table-cell>
          <table:table-cell office:value-type="float" office:value="0.340494931062115" calcext:value-type="float">
            <text:p>0.340494931062115</text:p>
          </table:table-cell>
          <table:table-cell office:value-type="float" office:value="0.389544153230357" calcext:value-type="float">
            <text:p>0.389544153230357</text:p>
          </table:table-cell>
          <table:table-cell office:value-type="float" office:value="0.259971099535507" calcext:value-type="float">
            <text:p>0.259971099535507</text:p>
          </table:table-cell>
          <table:table-cell office:value-type="float" office:value="0.567228480062667" calcext:value-type="float">
            <text:p>0.567228480062667</text:p>
          </table:table-cell>
          <table:table-cell office:value-type="float" office:value="0.357521839397944" calcext:value-type="float">
            <text:p>0.357521839397944</text:p>
          </table:table-cell>
          <table:table-cell office:value-type="float" office:value="0.219382371043891" calcext:value-type="float">
            <text:p>0.219382371043891</text:p>
          </table:table-cell>
          <table:table-cell office:value-type="float" office:value="0.296105070123057" calcext:value-type="float">
            <text:p>0.296105070123057</text:p>
          </table:table-cell>
          <table:table-cell office:value-type="float" office:value="0.287070851096875" calcext:value-type="float">
            <text:p>0.287070851096875</text:p>
          </table:table-cell>
          <table:table-cell office:value-type="float" office:value="0.305738171491384" calcext:value-type="float">
            <text:p>0.305738171491384</text:p>
          </table:table-cell>
          <table:table-cell office:value-type="float" office:value="0.515218678869539" calcext:value-type="float">
            <text:p>0.515218678869539</text:p>
          </table:table-cell>
          <table:table-cell office:value-type="float" office:value="0.136681882495563" calcext:value-type="float">
            <text:p>0.136681882495563</text:p>
          </table:table-cell>
          <table:table-cell office:value-type="float" office:value="0.505089821741792" calcext:value-type="float">
            <text:p>0.505089821741792</text:p>
          </table:table-cell>
          <table:table-cell office:value-type="float" office:value="0.238320974278085" calcext:value-type="float">
            <text:p>0.238320974278085</text:p>
          </table:table-cell>
          <table:table-cell office:value-type="float" office:value="0.557710916905958" calcext:value-type="float">
            <text:p>0.557710916905958</text:p>
          </table:table-cell>
        </table:table-row>
        <table:table-row table:style-name="ro1">
          <table:table-cell office:value-type="string" calcext:value-type="string">
            <text:p>Non-TfL Bus / Coach</text:p>
          </table:table-cell>
          <table:table-cell office:value-type="float" office:value="0.471137004636498" calcext:value-type="float">
            <text:p>0.471137004636498</text:p>
          </table:table-cell>
          <table:table-cell office:value-type="float" office:value="2.35462052169318" calcext:value-type="float">
            <text:p>2.35462052169318</text:p>
          </table:table-cell>
          <table:table-cell office:value-type="float" office:value="1.07822246089032" calcext:value-type="float">
            <text:p>1.07822246089032</text:p>
          </table:table-cell>
          <table:table-cell office:value-type="float" office:value="1.33317268597572" calcext:value-type="float">
            <text:p>1.33317268597572</text:p>
          </table:table-cell>
          <table:table-cell office:value-type="float" office:value="1.28215864536807" calcext:value-type="float">
            <text:p>1.28215864536807</text:p>
          </table:table-cell>
          <table:table-cell office:value-type="float" office:value="1.35257160055966" calcext:value-type="float">
            <text:p>1.35257160055966</text:p>
          </table:table-cell>
          <table:table-cell office:value-type="float" office:value="0.574161999465811" calcext:value-type="float">
            <text:p>0.574161999465811</text:p>
          </table:table-cell>
          <table:table-cell office:value-type="float" office:value="4.38298419762575" calcext:value-type="float">
            <text:p>4.38298419762575</text:p>
          </table:table-cell>
          <table:table-cell office:value-type="float" office:value="1.27634073773444" calcext:value-type="float">
            <text:p>1.27634073773444</text:p>
          </table:table-cell>
          <table:table-cell office:value-type="float" office:value="1.88107206100325" calcext:value-type="float">
            <text:p>1.88107206100325</text:p>
          </table:table-cell>
          <table:table-cell office:value-type="float" office:value="1.54859734159813" calcext:value-type="float">
            <text:p>1.54859734159813</text:p>
          </table:table-cell>
          <table:table-cell office:value-type="float" office:value="1.71534711412004" calcext:value-type="float">
            <text:p>1.71534711412004</text:p>
          </table:table-cell>
          <table:table-cell office:value-type="float" office:value="0.942618292739533" calcext:value-type="float">
            <text:p>0.942618292739533</text:p>
          </table:table-cell>
          <table:table-cell office:value-type="float" office:value="1.3462355581825" calcext:value-type="float">
            <text:p>1.3462355581825</text:p>
          </table:table-cell>
          <table:table-cell office:value-type="float" office:value="0.889586411786589" calcext:value-type="float">
            <text:p>0.889586411786589</text:p>
          </table:table-cell>
          <table:table-cell office:value-type="float" office:value="0.641074488436607" calcext:value-type="float">
            <text:p>0.641074488436607</text:p>
          </table:table-cell>
          <table:table-cell office:value-type="float" office:value="1.45840096184095" calcext:value-type="float">
            <text:p>1.45840096184095</text:p>
          </table:table-cell>
          <table:table-cell office:value-type="float" office:value="4.12424589867854" calcext:value-type="float">
            <text:p>4.12424589867854</text:p>
          </table:table-cell>
          <table:table-cell office:value-type="float" office:value="2.07434922442691" calcext:value-type="float">
            <text:p>2.07434922442691</text:p>
          </table:table-cell>
          <table:table-cell office:value-type="float" office:value="0.574027969512808" calcext:value-type="float">
            <text:p>0.574027969512808</text:p>
          </table:table-cell>
          <table:table-cell office:value-type="float" office:value="1.71356298412782" calcext:value-type="float">
            <text:p>1.71356298412782</text:p>
          </table:table-cell>
          <table:table-cell office:value-type="float" office:value="0.782574701689737" calcext:value-type="float">
            <text:p>0.782574701689737</text:p>
          </table:table-cell>
          <table:table-cell office:value-type="float" office:value="1.32978618726356" calcext:value-type="float">
            <text:p>1.32978618726356</text:p>
          </table:table-cell>
          <table:table-cell office:value-type="float" office:value="1.19320615005673" calcext:value-type="float">
            <text:p>1.19320615005673</text:p>
          </table:table-cell>
          <table:table-cell office:value-type="float" office:value="0.760992629471014" calcext:value-type="float">
            <text:p>0.760992629471014</text:p>
          </table:table-cell>
          <table:table-cell office:value-type="float" office:value="1.33175728548889" calcext:value-type="float">
            <text:p>1.33175728548889</text:p>
          </table:table-cell>
          <table:table-cell office:value-type="float" office:value="1.39323948116849" calcext:value-type="float">
            <text:p>1.39323948116849</text:p>
          </table:table-cell>
          <table:table-cell office:value-type="float" office:value="1.08088291384018" calcext:value-type="float">
            <text:p>1.08088291384018</text:p>
          </table:table-cell>
          <table:table-cell office:value-type="float" office:value="1.36855932004778" calcext:value-type="float">
            <text:p>1.36855932004778</text:p>
          </table:table-cell>
          <table:table-cell office:value-type="float" office:value="0.612099985543506" calcext:value-type="float">
            <text:p>0.612099985543506</text:p>
          </table:table-cell>
          <table:table-cell office:value-type="float" office:value="1.23372740890579" calcext:value-type="float">
            <text:p>1.23372740890579</text:p>
          </table:table-cell>
          <table:table-cell office:value-type="float" office:value="0.932492623979429" calcext:value-type="float">
            <text:p>0.932492623979429</text:p>
          </table:table-cell>
          <table:table-cell office:value-type="float" office:value="0.986476755837231" calcext:value-type="float">
            <text:p>0.986476755837231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0.147595604130741" calcext:value-type="float">
            <text:p>0.147595604130741</text:p>
          </table:table-cell>
          <table:table-cell office:value-type="float" office:value="1.1002412729728" calcext:value-type="float">
            <text:p>1.1002412729728</text:p>
          </table:table-cell>
          <table:table-cell office:value-type="float" office:value="0.215638850310993" calcext:value-type="float">
            <text:p>0.215638850310993</text:p>
          </table:table-cell>
          <table:table-cell office:value-type="float" office:value="0.880132015750505" calcext:value-type="float">
            <text:p>0.880132015750505</text:p>
          </table:table-cell>
          <table:table-cell office:value-type="float" office:value="0.277569934517518" calcext:value-type="float">
            <text:p>0.277569934517518</text:p>
          </table:table-cell>
          <table:table-cell office:value-type="float" office:value="2.78841756315521" calcext:value-type="float">
            <text:p>2.78841756315521</text:p>
          </table:table-cell>
          <table:table-cell office:value-type="float" office:value="2.3989030898662" calcext:value-type="float">
            <text:p>2.3989030898662</text:p>
          </table:table-cell>
          <table:table-cell office:value-type="float" office:value="8.9335032310263" calcext:value-type="float">
            <text:p>8.9335032310263</text:p>
          </table:table-cell>
          <table:table-cell office:value-type="float" office:value="0.263037762854588" calcext:value-type="float">
            <text:p>0.263037762854588</text:p>
          </table:table-cell>
          <table:table-cell office:value-type="float" office:value="0.733009160019864" calcext:value-type="float">
            <text:p>0.733009160019864</text:p>
          </table:table-cell>
          <table:table-cell office:value-type="float" office:value="0.671738605714587" calcext:value-type="float">
            <text:p>0.671738605714587</text:p>
          </table:table-cell>
          <table:table-cell office:value-type="float" office:value="1.10096772406158" calcext:value-type="float">
            <text:p>1.10096772406158</text:p>
          </table:table-cell>
          <table:table-cell office:value-type="float" office:value="0.936496033824011" calcext:value-type="float">
            <text:p>0.936496033824011</text:p>
          </table:table-cell>
          <table:table-cell office:value-type="float" office:value="1.09357795074882" calcext:value-type="float">
            <text:p>1.09357795074882</text:p>
          </table:table-cell>
          <table:table-cell office:value-type="float" office:value="0.943696045105679" calcext:value-type="float">
            <text:p>0.943696045105679</text:p>
          </table:table-cell>
          <table:table-cell office:value-type="float" office:value="0.158773771239675" calcext:value-type="float">
            <text:p>0.158773771239675</text:p>
          </table:table-cell>
          <table:table-cell office:value-type="float" office:value="0.35169633088766" calcext:value-type="float">
            <text:p>0.35169633088766</text:p>
          </table:table-cell>
          <table:table-cell office:value-type="float" office:value="0.716187160772884" calcext:value-type="float">
            <text:p>0.716187160772884</text:p>
          </table:table-cell>
          <table:table-cell office:value-type="float" office:value="1.02555439175688" calcext:value-type="float">
            <text:p>1.02555439175688</text:p>
          </table:table-cell>
          <table:table-cell office:value-type="float" office:value="1.4157006126064" calcext:value-type="float">
            <text:p>1.4157006126064</text:p>
          </table:table-cell>
          <table:table-cell office:value-type="float" office:value="2.63215384754091" calcext:value-type="float">
            <text:p>2.63215384754091</text:p>
          </table:table-cell>
          <table:table-cell office:value-type="float" office:value="0.170753333187977" calcext:value-type="float">
            <text:p>0.170753333187977</text:p>
          </table:table-cell>
          <table:table-cell office:value-type="float" office:value="1.72204137895084" calcext:value-type="float">
            <text:p>1.72204137895084</text:p>
          </table:table-cell>
          <table:table-cell office:value-type="float" office:value="0.71950956296478" calcext:value-type="float">
            <text:p>0.71950956296478</text:p>
          </table:table-cell>
          <table:table-cell office:value-type="float" office:value="0.165265071764582" calcext:value-type="float">
            <text:p>0.165265071764582</text:p>
          </table:table-cell>
          <table:table-cell office:value-type="float" office:value="1.60359708459206" calcext:value-type="float">
            <text:p>1.60359708459206</text:p>
          </table:table-cell>
          <table:table-cell office:value-type="float" office:value="0.941715664248641" calcext:value-type="float">
            <text:p>0.941715664248641</text:p>
          </table:table-cell>
          <table:table-cell office:value-type="float" office:value="0.287287470839749" calcext:value-type="float">
            <text:p>0.287287470839749</text:p>
          </table:table-cell>
          <table:table-cell office:value-type="float" office:value="1.70307239187283" calcext:value-type="float">
            <text:p>1.70307239187283</text:p>
          </table:table-cell>
          <table:table-cell office:value-type="float" office:value="0.133941676371386" calcext:value-type="float">
            <text:p>0.133941676371386</text:p>
          </table:table-cell>
          <table:table-cell office:value-type="float" office:value="1.60870451474032" calcext:value-type="float">
            <text:p>1.60870451474032</text:p>
          </table:table-cell>
          <table:table-cell office:value-type="float" office:value="1.14971333267326" calcext:value-type="float">
            <text:p>1.14971333267326</text:p>
          </table:table-cell>
          <table:table-cell office:value-type="float" office:value="0.785151881306851" calcext:value-type="float">
            <text:p>0.785151881306851</text:p>
          </table:table-cell>
        </table:table-row>
        <table:table-row table:style-name="ro1">
          <table:table-cell table:style-name="ce3" office:value-type="string" calcext:value-type="string">
            <text:p>TfL Bus</text:p>
          </table:table-cell>
          <table:table-cell table:style-name="ce5" office:value-type="float" office:value="1.18056154964795" calcext:value-type="float">
            <text:p>1.18056154964795</text:p>
          </table:table-cell>
          <table:table-cell table:style-name="ce5" office:value-type="float" office:value="2.93595847513777" calcext:value-type="float">
            <text:p>2.93595847513777</text:p>
          </table:table-cell>
          <table:table-cell table:style-name="ce5" office:value-type="float" office:value="1.47301071695837" calcext:value-type="float">
            <text:p>1.47301071695837</text:p>
          </table:table-cell>
          <table:table-cell table:style-name="ce5" office:value-type="float" office:value="2.35110895780311" calcext:value-type="float">
            <text:p>2.35110895780311</text:p>
          </table:table-cell>
          <table:table-cell table:style-name="ce5" office:value-type="float" office:value="2.17450555712283" calcext:value-type="float">
            <text:p>2.17450555712283</text:p>
          </table:table-cell>
          <table:table-cell table:style-name="ce5" office:value-type="float" office:value="2.23863153449446" calcext:value-type="float">
            <text:p>2.23863153449446</text:p>
          </table:table-cell>
          <table:table-cell table:style-name="ce5" office:value-type="float" office:value="0.752143509811608" calcext:value-type="float">
            <text:p>0.752143509811608</text:p>
          </table:table-cell>
          <table:table-cell table:style-name="ce5" office:value-type="float" office:value="3.89045346228828" calcext:value-type="float">
            <text:p>3.89045346228828</text:p>
          </table:table-cell>
          <table:table-cell table:style-name="ce5" office:value-type="float" office:value="2.47401679591405" calcext:value-type="float">
            <text:p>2.47401679591405</text:p>
          </table:table-cell>
          <table:table-cell table:style-name="ce5" office:value-type="float" office:value="2.68830746188779" calcext:value-type="float">
            <text:p>2.68830746188779</text:p>
          </table:table-cell>
          <table:table-cell table:style-name="ce5" office:value-type="float" office:value="2.1528977174196" calcext:value-type="float">
            <text:p>2.1528977174196</text:p>
          </table:table-cell>
          <table:table-cell table:style-name="ce5" office:value-type="float" office:value="2.7151234287456" calcext:value-type="float">
            <text:p>2.7151234287456</text:p>
          </table:table-cell>
          <table:table-cell table:style-name="ce5" office:value-type="float" office:value="2.40463911485776" calcext:value-type="float">
            <text:p>2.40463911485776</text:p>
          </table:table-cell>
          <table:table-cell table:style-name="ce5" office:value-type="float" office:value="1.64119717878922" calcext:value-type="float">
            <text:p>1.64119717878922</text:p>
          </table:table-cell>
          <table:table-cell table:style-name="ce5" office:value-type="float" office:value="2.3108096114205" calcext:value-type="float">
            <text:p>2.3108096114205</text:p>
          </table:table-cell>
          <table:table-cell table:style-name="ce5" office:value-type="float" office:value="1.1236320537355" calcext:value-type="float">
            <text:p>1.1236320537355</text:p>
          </table:table-cell>
          <table:table-cell table:style-name="ce5" office:value-type="float" office:value="1.78471210593642" calcext:value-type="float">
            <text:p>1.78471210593642</text:p>
          </table:table-cell>
          <table:table-cell table:style-name="ce5" office:value-type="float" office:value="2.1335512545746" calcext:value-type="float">
            <text:p>2.1335512545746</text:p>
          </table:table-cell>
          <table:table-cell table:style-name="ce5" office:value-type="float" office:value="1.97975797914078" calcext:value-type="float">
            <text:p>1.97975797914078</text:p>
          </table:table-cell>
          <table:table-cell table:style-name="ce5" office:value-type="float" office:value="1.88529238476632" calcext:value-type="float">
            <text:p>1.88529238476632</text:p>
          </table:table-cell>
          <table:table-cell table:style-name="ce5" office:value-type="float" office:value="1.61815133272829" calcext:value-type="float">
            <text:p>1.61815133272829</text:p>
          </table:table-cell>
          <table:table-cell table:style-name="ce5" office:value-type="float" office:value="1.24128948404786" calcext:value-type="float">
            <text:p>1.24128948404786</text:p>
          </table:table-cell>
          <table:table-cell table:style-name="ce5" office:value-type="float" office:value="2.83524099091842" calcext:value-type="float">
            <text:p>2.83524099091842</text:p>
          </table:table-cell>
          <table:table-cell table:style-name="ce5" office:value-type="float" office:value="2.29414961576483" calcext:value-type="float">
            <text:p>2.29414961576483</text:p>
          </table:table-cell>
          <table:table-cell table:style-name="ce5" office:value-type="float" office:value="1.25519789501016" calcext:value-type="float">
            <text:p>1.25519789501016</text:p>
          </table:table-cell>
          <table:table-cell table:style-name="ce5" office:value-type="float" office:value="2.3840166411249" calcext:value-type="float">
            <text:p>2.3840166411249</text:p>
          </table:table-cell>
          <table:table-cell table:style-name="ce5" office:value-type="float" office:value="1.57055598157366" calcext:value-type="float">
            <text:p>1.57055598157366</text:p>
          </table:table-cell>
          <table:table-cell table:style-name="ce5" office:value-type="float" office:value="1.58844572168756" calcext:value-type="float">
            <text:p>1.58844572168756</text:p>
          </table:table-cell>
          <table:table-cell table:style-name="ce5" office:value-type="float" office:value="2.88161611374633" calcext:value-type="float">
            <text:p>2.88161611374633</text:p>
          </table:table-cell>
          <table:table-cell table:style-name="ce5" office:value-type="float" office:value="1.00525302910341" calcext:value-type="float">
            <text:p>1.00525302910341</text:p>
          </table:table-cell>
          <table:table-cell table:style-name="ce5" office:value-type="float" office:value="1.69653521168229" calcext:value-type="float">
            <text:p>1.69653521168229</text:p>
          </table:table-cell>
          <table:table-cell table:style-name="ce5" office:value-type="float" office:value="1.73151417091098" calcext:value-type="float">
            <text:p>1.73151417091098</text:p>
          </table:table-cell>
          <table:table-cell table:style-name="ce5" office:value-type="float" office:value="2.08729445787005" calcext:value-type="float">
            <text:p>2.08729445787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41:03.330990924</meta:creation-date>
    <dc:date>2023-02-08T16:05:08.452125669</dc:date>
    <meta:editing-duration>PT24M2S</meta:editing-duration>
    <meta:editing-cycles>10</meta:editing-cycles>
    <meta:generator>LibreOffice/7.4.5.1$Linux_X86_64 LibreOffice_project/40$Build-1</meta:generator>
    <meta:document-statistic meta:table-count="1" meta:cell-count="441" meta:object-count="0"/>
  </office:meta>
</office:document-meta>
</file>